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font-size="26pt" style:font-size-asian="26pt" style:font-size-complex="26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6ce64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6ce64" officeooo:paragraph-rsid="0006ce64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Liberation Serif" officeooo:paragraph-rsid="0006ce64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Liberation Serif" fo:font-size="12pt" fo:letter-spacing="normal" fo:font-style="normal" fo:font-weight="normal" officeooo:rsid="0006ce64" officeooo:paragraph-rsid="0006ce64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a6099" loext:opacity="100%" style:font-name="Liberation Serif" fo:font-size="12pt" fo:letter-spacing="normal" fo:font-style="normal" fo:font-weight="normal" officeooo:rsid="0006ce64" officeooo:paragraph-rsid="0006ce64"/>
    </style:style>
    <style:style style:name="P7" style:family="paragraph" style:parent-style-name="Title">
      <style:text-properties fo:font-size="26pt" officeooo:rsid="0006ce64" officeooo:paragraph-rsid="0006ce64" style:font-size-asian="22.75pt" style:font-size-complex="26pt"/>
    </style:style>
    <style:style style:name="P8" style:family="paragraph" style:parent-style-name="Text_20_body">
      <style:text-properties officeooo:rsid="0006ce64" officeooo:paragraph-rsid="0006ce64"/>
    </style:style>
    <style:style style:name="P9" style:family="paragraph" style:parent-style-name="Text_20_body">
      <style:text-properties fo:color="#e6e905" loext:opacity="100%" officeooo:rsid="0006ce64" officeooo:paragraph-rsid="0006ce64"/>
    </style:style>
    <style:style style:name="P10" style:family="paragraph" style:parent-style-name="Heading_20_1">
      <style:text-properties officeooo:rsid="0006ce64" officeooo:paragraph-rsid="0006ce64"/>
    </style:style>
    <style:style style:name="P11" style:family="paragraph" style:parent-style-name="Text_20_body" style:list-style-name="L1">
      <style:text-properties officeooo:rsid="0006ce64" officeooo:paragraph-rsid="0006ce64"/>
    </style:style>
    <style:style style:name="T1" style:family="text">
      <style:text-properties fo:font-variant="normal" fo:text-transform="none" fo:letter-spacing="normal" fo:font-style="normal" fo:font-weight="normal" officeooo:rsid="0006ce64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font-size="12pt" fo:letter-spacing="normal" fo:font-style="normal" fo:font-weight="normal" officeooo:rsid="0006ce64"/>
    </style:style>
    <style:style style:name="T4" style:family="text">
      <style:text-properties fo:font-variant="normal" fo:text-transform="none" fo:color="#b2b2b2" loext:opacity="100%" fo:font-size="12pt" fo:letter-spacing="normal" fo:font-style="normal" fo:font-weight="normal"/>
    </style:style>
    <style:style style:name="T5" style:family="text">
      <style:text-properties fo:color="#b2b2b2" loext:opacity="100%"/>
    </style:style>
    <style:style style:name="T6" style:family="text">
      <style:text-properties fo:font-variant="normal" fo:text-transform="none" fo:color="#2a6099" loext:opacity="100%" fo:font-size="12pt" fo:letter-spacing="normal" fo:font-style="normal" fo:font-weight="normal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fo:color="#b2b2b2" loext:opacity="100%" fo:font-size="12pt" fo:letter-spacing="normal" fo:font-style="normal" fo:font-weight="normal" officeooo:rsid="0006ce64"/>
    </style:style>
    <style:style style:name="T9" style:family="text">
      <style:text-properties fo:font-variant="normal" fo:text-transform="none" fo:color="#ff3838" loext:opacity="100%" fo:font-size="12pt" fo:letter-spacing="normal" fo:font-style="normal" fo:font-weight="normal"/>
    </style:style>
    <style:style style:name="T10" style:family="text">
      <style:text-properties fo:color="#ff3838" loext:opacity="100%"/>
    </style:style>
    <style:style style:name="T11" style:family="text">
      <style:text-properties fo:font-variant="normal" fo:text-transform="none" fo:color="#999999" loext:opacity="100%" fo:font-size="12pt" fo:letter-spacing="normal" fo:font-style="normal" fo:font-weight="normal"/>
    </style:style>
    <style:style style:name="T12" style:family="text">
      <style:text-properties fo:font-variant="normal" fo:text-transform="none" fo:font-size="12pt" fo:letter-spacing="normal" fo:font-style="normal" fo:font-weight="normal"/>
    </style:style>
    <style:style style:name="T13" style:family="text">
      <style:text-properties officeooo:rsid="0006ce6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LATOA </text:span><text:span text:style-name="T2">MOVES</text:span></text:p>
      <text:p text:style-name="P2"/>
      <text:p text:style-name="P3">LVL 1 STATS:</text:p>
      <text:p text:style-name="P3">HP: 20</text:p>
      <text:p text:style-name="P3">ATTACK (increases Attack Damage by one/eighth of HP for each stage): 0</text:p>
      <text:p text:style-name="P3">DEFENSE: (decreases opponent’s Attack Damage by 1/8th of HP for each stage): 0</text:p>
      <text:p text:style-name="P3">SPEED: (increases agility): 0</text:p>
      <text:p text:style-name="P3"/>
      <text:p text:style-name="P4"><text:span text:style-name="T3">TYPES:</text:span><text:line-break/><text:span text:style-name="T4">1. Slash (ATTACK DAMAGE: 5 (+ 2 each LVL))</text:span><text:span text:style-name="T5"><text:line-break/></text:span><text:span text:style-name="T4">2. Dragon Kick (ATTACK DAMAGE: 7 (+ 2 each LVL), 80% chance)</text:span><text:span text:style-name="T5"><text:line-break/></text:span><text:span text:style-name="T4">3. Roundhouse Ram (ATTACK DAMAGE: 10 (+1 each level), 70% chance)</text:span><text:span text:style-name="T5"><text:line-break/></text:span><text:span text:style-name="T4">4. Uppercut (ATTACK DAMAGE: 11 (+ 1 each level), 60% chance)</text:span><text:span text:style-name="T5"><text:line-break/></text:span><text:span text:style-name="T4">5. Multi-Kick (ATTACK DAMAGE: 5 (per kick, could increase if kicks increase, max kicks is 4), 80% chance)</text:span><text:span text:style-name="T5"><text:line-break/></text:span><text:span text:style-name="T4">6. Jabber (ATTACK DAMAGE: 7)</text:span><text:line-break/><text:span text:style-name="T6">7. Glare (lowers opponent's Defense)</text:span><text:span text:style-name="T7"><text:line-break/></text:span><text:span text:style-name="T6">8. Amped Up (raises your Attack)</text:span><text:span text:style-name="T7"><text:line-break/></text:span><text:span text:style-name="T6">9. Focus (highly raises your Attack and Defense, but you can't attack next turn)</text:span><text:line-break/><text:span text:style-name="T4">10. Rampage (ATTACK DAMAGE: 25 (+5 each LVL), 60% chance)</text:span></text:p>
      <text:p text:style-name="P4"><text:span text:style-name="T8">11. Bon Appetit (heals you 2 HP per turn for 10 turns)</text:span><text:line-break/><text:span text:style-name="T6">11. Sleep Spray (puts opponent to sleep, 60% chance of it working)</text:span><text:line-break/><text:span text:style-name="T9">12. Blaster Master (ATTACK DAMAGE: 9 (+1 each LVL), 80% chance)</text:span><text:line-break/><text:span text:style-name="T9">13. Fireball (ATTACK DAMAGE: 7 (+1 each LVL), 90% chance)</text:span><text:span text:style-name="T10"><text:line-break/></text:span><text:span text:style-name="T9">14. Flame Punch (ATTACK DAMAGE: 8 (+1 each LVL), 70% chance)</text:span><text:span text:style-name="T10"><text:line-break/></text:span><text:span text:style-name="T11">15. Helping Hand (ally gives you a quarter of their HP, but your Speed is lowered)</text:span><text:line-break/><text:span text:style-name="T4">16. Sock 'im (or Soccer, changes for each gender. If the opponent is male, the AD is 7 and your Attack increases. If the opponent is female, the AD is 10 and your Defense increases. 80% chance for both.)</text:span><text:span text:style-name="T5"><text:line-break/></text:span><text:span text:style-name="T4">17. Storm Kick-up (changes for each biome. For desert biomes, the AD is 5 and the opponent can't attack next turn. For grassy biomes, the AD is 6. For city biomes, your Attack and Defense increases.)</text:span><text:span text:style-name="T5"><text:line-break/></text:span><text:span text:style-name="T4">18. Pressurizer (magnitude is random: ranges from 1 to 10. AD can be anywhere from 5 to 30 damage, 80% chance)</text:span><text:line-break/><text:span text:style-name="T12">19. Slice (part of ITEM PICKUP, ATTACK DAMAGE: 12 (+ 1 each LVL, 90% chance)</text:span><text:line-break/><text:span text:style-name="T12">20. Monoxide Foul-up (part of ITEM PICKUP, ATTACK DAMAGE: 10 (+ 1 each LVL, 90% chance). Opponent (the shield) takes poison damage)</text:span><text:line-break/><text:span text:style-name="T12">21. Crowbar Crash (part of ITEM PICKUP, ATTACK DAMAGE: 15 (+ 5 each LVL, 50% chance)</text:span><text:line-break/><text:span text:style-name="T12">22. Glass Piece Toss (part of ITEM PICKUP, spreads glass pieces over the bottom of the floor so that anyone who comes in after the opponent faints will be hit)</text:span><text:line-break/><text:span text:style-name="T11">23. Supplication (you make dua and get +20 HP next two turns)</text:span></text:p>
      <text:p text:style-name="P5">24. Bird Call (you call birds to help you out. Damage starts at 4 HP, increases by 5 every turn)</text:p>
      <text:p text:style-name="P6">25. Heightening (your Speed increases by 5 stages)</text:p>
      <text:p text:style-name="P6">26. Deadly Coaching (a random teammate’s Attack and Defense increases by 3, but you lose ¼ of your HP)</text:p>
      <text:p text:style-name="P5">27. Reverse Card (varies based on the type of move. If the type of move is a physical move, the opponent gets hit with the attack. If it’s a stat-raising move, nothing will happen)</text:p>
      <text:p text:style-name="P3">28. Roundabout (Reverse Card, but for stat-raising moves)</text:p>
      <text:p text:style-name="P3"><text:soft-page-break/>29. Tag Team (if at least three of your party members are at full HP and it isn’t the first turn in a match, you can use this move. ATTACK DAMAGE: 5 x the amount of members in your party, 70% chance)</text:p>
      <text:p text:style-name="P3">30. Super Slam (ATTACK DAMAGE: 20, 70% chance)</text:p>
      <text:p text:style-name="P3">31. Short-circuit (ATTACK DAMAGE: 15, 60% chance. If used three times, shorts out the opponent’s shield, making them much more vulnerable.)</text:p>
      <text:p text:style-name="P3">32. Forgiveness (you make Tawbah to Allah (SWT), and your Attack increases by 4 stages!)</text:p>
      <text:p text:style-name="P3">33. Poison Cake (ATTACK DAMAGE: 18, opponent takes poison damage for the rest of the match)</text:p>
      <text:p text:style-name="P3">34. Batter Whap (ATTACK DAMAGE: 7, opponent can’t attack next three turns)</text:p>
      <text:p text:style-name="P3">35. Ultimate Sacrifice (ATTACK DAMAGE: 30, user gives all their HP to the remaining teammates)</text:p>
      <text:p text:style-name="P3"/>
      <text:p text:style-name="P4"><text:line-break/><text:span text:style-name="T12">MOVE ENHANCERS (if a move enhancer is added with a stat-raising move, nothing happens. If 'n thras</text:span><text:span text:style-name="T3">h</text:span><text:span text:style-name="T12"> is added to a move like Rampage, nothing happens.)</text:span><text:line-break/><text:span text:style-name="T12">1. 'n dice (adds +4 damage, but adds +2 recoil (damage and recoil go up with each level by 2))</text:span><text:line-break/><text:span text:style-name="T13">2</text:span><text:span text:style-name="T12">. 'n thrash (adds +7 damage, but you can't attack next turn)</text:span><text:line-break/><text:span text:style-name="T13">3</text:span><text:span text:style-name="T12">. 'n burn (adds +3 damage, opponent takes burn damage for the rest of the match)</text:span><text:line-break/><text:span text:style-name="T13">4</text:span><text:span text:style-name="T12">. 'n freeze (adds +2 damage, opponent is frozen)</text:span><text:line-break/><text:line-break/><text:span text:style-name="T12">ITEMS</text:span><text:line-break/><text:span text:style-name="T12">1. Cheeseburger (heals 10 HP)</text:span><text:line-break/><text:span text:style-name="T12">3. Canceller (removes all status effects)</text:span><text:line-break/><text:span text:style-name="T12">4. Leveller (levels a party member up by 1)</text:span></text:p>
      <text:p text:style-name="P3">5.</text:p>
      <text:p text:style-name="P3"/>
      <text:p text:style-name="P3"/>
      <text:p text:style-name="P7">POTENTIAL ALLIES</text:p>
      <text:p text:style-name="P8">NOTE: You can only have five members total in your party.</text:p>
      <text:p text:style-name="P8">You [start at LVL 1, moves you have are Slash, Dragon Kick, and Sleep Spray]</text:p>
      <text:p text:style-name="P8">Yasir [a Strong Fighter, starts at LVL 1, moves he has are Slash, Roundhouse Ram, and Glare]</text:p>
      <text:p text:style-name="P8">Bakr [a Ranged Fighter, starts at LVL 1, moves he has are Multi-kick, Jabber and Focus]</text:p>
      <text:p text:style-name="P8">- MANIC MINNESOTA</text:p>
      <text:p text:style-name="P8">1. Hamza [a Baker, starts at LVL 2, moves he has are Dragon Kick, Multi-kick, Amped-Up, and Bon Appetit]</text:p>
      <text:p text:style-name="P8">2. Rayyan [a Fighter, starts at LVL 3, moves he has are Slash, Reverse Card, Jabber, and Focus]</text:p>
      <text:p text:style-name="P8">3. Farah [a Healer, starts at LVL 3, moves she has are Helping Hand, (Sock ‘im/Soccer), Glare, and Slash]</text:p>
      <text:p text:style-name="P8">4. Ammar [an Inventor, starts at LVL 2, moves he has are Roundhouse Ram, Amped-Up, and Blaster Master]</text:p>
      <text:p text:style-name="P8">5. Omar [a Fighter, starts at LVL 3, moves he has are Uppercut, Roundabout, Bird Call, and Dragon Kick]</text:p>
      <text:p text:style-name="P8"><text:soft-page-break/>- NARCOTIC NEBRASKA</text:p>
      <text:p text:style-name="P8">1. Amir [a Ranged Fighter, starts at LVL 10, moves he has are Uppercut, Rampage, Sock `im (or her) and Helping Hand]</text:p>
      <text:p text:style-name="P8">2. Aisha [a Ranged Fighter, starts at LVL 12, moves she has are Multi-kick, Tag Team, Slash, and Jabber]</text:p>
      <text:p text:style-name="P8">3. Ali [an Inventor, starts at LVL 11, moves he has are Reverse Card, Sleep Spray, Roundhouse Ram, and Pressurizer]</text:p>
      <text:p text:style-name="P8">4. Abdul [a Healer, starts at LVL 13, moves he has are Focus, Deadly Coaching, Supplication, and Multi-kick]</text:p>
      <text:p text:style-name="P8">5. Ilyas [a Baker, starts at LVL 13, moves he has are Bon Appetit, Uppercut, Storm Kick-Up, and Dragon Kick]</text:p>
      <text:p text:style-name="P8">- Ill-INOIS</text:p>
      <text:p text:style-name="P9">1. Zaynab [a Fighter, starts at LVL 21, moves she has are Roundhouse Ram, Pressurizer, Multi-kick, and Supplication]</text:p>
      <text:p text:style-name="P8">2. Dhul-kifl [an Inventor, starts at LVL 23, moves he has are Flame Punch, Forgiveness, Blaster Master, and Focus]</text:p>
      <text:p text:style-name="P8">3. Fatima [a Healer, starts at LVL 23, moves she has are Bird Call, Sock ‘im, Roundabout, and Supplication]</text:p>
      <text:p text:style-name="P8">- OLD YORK</text:p>
      <text:p text:style-name="P8">1. Khalid [a Fighter, starts at LVL 40, moves he has are Heightening, Deadly Coaching, Reverse Card, and Multi-kick]</text:p>
      <text:p text:style-name="P8">2. Zakariya [a Master Fighter, starts at LVL 42, moves he has are Rampage, Pressurizer, Helping Hand, and Super Slam]</text:p>
      <text:p text:style-name="P8">3. Qasim [a Healer, starts at LVL 43, moves he has are Supplication, Forgiveness, Rampage, and Short-circuit]</text:p>
      <text:p text:style-name="P8">- TECH-Y TENNESSEE</text:p>
      <text:p text:style-name="P8">1. Dalha [a Baker, starts at LVL 47, moves he has are Bon Appetit, Roundabout, Blaster Master, and Jabber]</text:p>
      <text:p text:style-name="P8">2. Abdullah [a Fighter, starts at LVL 47, moves he has are Multi-kick, Forgiveness, Amped-Up, and Glare]</text:p>
      <text:p text:style-name="P8">3. Waleed [an Inventor, starts at LVL 48, moves he has are Uppercut, Supplication, Roundhouse Ram, and Sleep Spray]</text:p>
      <text:p text:style-name="P8">- WACKY WEST VIRGINIA</text:p>
      <text:p text:style-name="P8"><text:soft-page-break/>1. Salim [a Master Inventor, starts at LVL 60, moves he has are Pressurizer, Blaster Master, Helping Hand, and Deadly Coaching]</text:p>
      <text:p text:style-name="P8">2. Asiya [a Master Healer, starts at LVL 63, moves she has are Ultimate Sacrifice, Tag Team, Heightening, and Supplication]</text:p>
      <text:p text:style-name="P8">WASHINGTON D.C.</text:p>
      <text:p text:style-name="P8">1. Salahuddin [a Master Baker, starts at LVL 80, moves he has are Poison Cake, Batter Whap, Tag Team, and Rampage]</text:p>
      <text:p text:style-name="P8"/>
      <text:h text:style-name="P10" text:outline-level="1">ISLAMIC QUESTIONS FOR THE QUIZ SHOW</text:h>
      <text:list text:style-name="L1">
        <text:list-item>
          <text:p text:style-name="P11"/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REAL_20_TITLE" style:display-name="REAL TITLE" style:family="paragraph" style:parent-style-name="Text_20_body">
      <style:text-properties fo:font-size="26pt" officeooo:rsid="0006ce64" style:font-size-asian="22.75pt" style:font-size-complex="26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21:10:28.543400300</meta:creation-date>
    <dc:date>2025-04-07T07:43:35.410059800</dc:date>
    <meta:editing-duration>P1DT10H33M10S</meta:editing-duration>
    <meta:editing-cycles>1</meta:editing-cycles>
    <meta:document-statistic meta:table-count="0" meta:image-count="0" meta:object-count="0" meta:page-count="4" meta:paragraph-count="58" meta:word-count="1233" meta:character-count="6891" meta:non-whitespace-character-count="5714"/>
    <meta:generator>LibreOffice/25.2.1.2$Windows_X86_64 LibreOffice_project/d3abf4aee5fd705e4a92bba33a32f40bc4e56f49</meta:generator>
  </office:meta>
</office:document-meta>
</file>